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standard">
      <style:graphic-properties draw:stroke="none" svg:stroke-color="#000000" draw:fill="none" draw:fill-color="#ffffff" fo:min-height="1.5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8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0.8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.028cm" svg:height="2.48cm" svg:x="18.973cm" svg:y="11.59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" draw:id="id1" draw:layer="layout" svg:width="4.027cm" svg:height="2.479cm" svg:x="18.974cm" svg:y="2.1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1.401cm" svg:y="14.951cm">
          <draw:text-box>
            <text:p/>
          </draw:text-box>
        </draw:frame>
        <draw:custom-shape draw:style-name="gr1" draw:text-style-name="P1" xml:id="id19" draw:id="id19" draw:layer="layout" svg:width="4.028cm" svg:height="2.476cm" svg:x="9.7cm" svg:y="108.9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71cm" svg:height="1.808cm" svg:x="18.33cm" svg:y="11.879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2.33cm" svg:y="12.071cm">
          <draw:text-box>
            <text:p><text:span text:style-name="T1">нет</text:span></text:p>
          </draw:text-box>
        </draw:frame>
        <draw:custom-shape draw:style-name="gr1" draw:text-style-name="P4" xml:id="id5" draw:id="id5" draw:layer="layout" svg:width="4.028cm" svg:height="2.477cm" svg:x="21.501cm" svg:y="25.4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0.987cm" svg:y1="4.579cm" svg:x2="22.614cm" svg:y2="6.52cm" draw:start-shape="id1" draw:start-glue-point="6" draw:end-shape="id2" draw:end-glue-point="5" svg:d="M20987 4579v971h1627v970">
          <text:p/>
        </draw:connector>
        <draw:connector draw:style-name="gr4" draw:text-style-name="P1" draw:layer="layout" svg:x1="22.614cm" svg:y1="9cm" svg:x2="20.987cm" svg:y2="11.599cm" draw:start-shape="id2" draw:start-glue-point="8" draw:end-shape="id3" draw:end-glue-point="4" svg:d="M22614 9000v1300h-1627v1299">
          <text:p/>
        </draw:connector>
        <draw:connector draw:style-name="gr4" draw:text-style-name="P1" draw:layer="layout" draw:line-skew="0cm -0.45cm" svg:x1="18.973cm" svg:y1="12.839cm" svg:x2="20.987cm" svg:y2="16.22cm" draw:start-shape="id3" draw:start-glue-point="5" draw:end-shape="id4" draw:end-glue-point="4" svg:d="M18973 12839h-501v1861h2515v1520">
          <text:p/>
        </draw:connector>
        <draw:connector draw:style-name="gr4" draw:text-style-name="P1" draw:layer="layout" draw:line-skew="0cm -7.199cm -1.019cm" svg:x1="23.515cm" svg:y1="27.877cm" svg:x2="20.987cm" svg:y2="11.599cm" draw:start-shape="id5" draw:start-glue-point="6" draw:end-shape="id3" draw:end-glue-point="4" svg:d="M23515 27877v501h-12242v-18299h9714v1520">
          <text:p/>
        </draw:connector>
        <draw:custom-shape draw:style-name="gr1" draw:text-style-name="P2" xml:id="id4" draw:id="id4" draw:layer="layout" svg:width="4.028cm" svg:height="2.48cm" svg:x="18.973cm" svg:y="16.2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1.401cm" svg:y="19.572cm">
          <draw:text-box>
            <text:p/>
          </draw:text-box>
        </draw:frame>
        <draw:frame draw:style-name="gr3" draw:text-style-name="P3" draw:layer="layout" svg:width="1.871cm" svg:height="1.808cm" svg:x="18.23cm" svg:y="16.722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2.33cm" svg:y="16.692cm">
          <draw:text-box>
            <text:p><text:span text:style-name="T1">нет</text:span></text:p>
          </draw:text-box>
        </draw:frame>
        <draw:custom-shape draw:style-name="gr1" draw:text-style-name="P4" xml:id="id7" draw:id="id7" draw:layer="layout" svg:width="4.028cm" svg:height="2.477cm" svg:x="17.301cm" svg:y="21.9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8.973cm" svg:y1="17.46cm" svg:x2="17.287cm" svg:y2="18.5cm" draw:start-shape="id4" draw:start-glue-point="5" draw:end-shape="id6" draw:end-glue-point="5" svg:d="M18973 17460h-1686v1040">
          <text:p/>
        </draw:connector>
        <draw:connector draw:style-name="gr4" draw:text-style-name="P1" draw:layer="layout" draw:line-skew="0cm -3.199cm -1.019cm" svg:x1="19.315cm" svg:y1="24.4cm" svg:x2="20.987cm" svg:y2="16.22cm" draw:start-shape="id7" draw:start-glue-point="6" draw:end-shape="id4" draw:end-glue-point="4" svg:d="M19315 24400v501h-5714v-10201h7386v1520">
          <text:p/>
        </draw:connector>
        <draw:connector draw:style-name="gr4" draw:text-style-name="P1" draw:layer="layout" draw:line-skew="5.699cm 7.36cm" svg:x1="23.001cm" svg:y1="12.839cm" svg:x2="20.415cm" svg:y2="31.82cm" draw:start-shape="id3" draw:start-glue-point="7" draw:end-shape="id8" draw:end-glue-point="4" svg:d="M23001 12839h6200v17471h-8786v1510">
          <text:p/>
        </draw:connector>
        <draw:connector draw:style-name="gr4" draw:text-style-name="P1" draw:layer="layout" svg:x1="23.001cm" svg:y1="17.46cm" svg:x2="23.515cm" svg:y2="25.4cm" draw:start-shape="id4" draw:start-glue-point="7" draw:end-shape="id5" draw:end-glue-point="4" svg:d="M23001 17460h514v7940">
          <text:p/>
        </draw:connector>
        <draw:custom-shape draw:style-name="gr1" draw:text-style-name="P1" xml:id="id2" draw:id="id2" draw:layer="layout" svg:width="4.027cm" svg:height="2.48cm" svg:x="20.601cm" svg:y="6.52cm">
          <text:p text:style-name="P1">Ввод:</text:p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6" draw:id="id6" draw:layer="layout" svg:width="4.027cm" svg:height="2.48cm" svg:x="15.274cm" svg:y="18.5cm">
          <text:p text:style-name="P1">Вывод:</text:p>
          <text:p text:style-name="P1">a[i][j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7.287cm" svg:y1="20.98cm" svg:x2="19.315cm" svg:y2="21.923cm" draw:start-shape="id6" draw:start-glue-point="8" draw:end-shape="id7" draw:end-glue-point="4" svg:d="M17287 20980v472h2028v471">
          <text:p/>
        </draw:connector>
        <draw:custom-shape draw:style-name="gr1" draw:text-style-name="P2" xml:id="id8" draw:id="id8" draw:layer="layout" svg:width="4.028cm" svg:height="2.48cm" svg:x="18.401cm" svg:y="31.8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758cm" svg:y="3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29cm" svg:y="32.023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8.772cm" svg:y="55.023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17.93cm -1.019cm" svg:x1="20.786cm" svg:y1="57.5cm" svg:x2="20.415cm" svg:y2="31.82cm" draw:start-shape="id9" draw:start-glue-point="6" draw:end-shape="id8" draw:end-glue-point="4" svg:d="M20786 57500v501h-15415v-27701h15044v1520">
          <text:p/>
        </draw:connector>
        <draw:custom-shape draw:style-name="gr1" draw:text-style-name="P2" xml:id="id11" draw:id="id11" draw:layer="layout" svg:width="4.028cm" svg:height="2.48cm" svg:x="18.401cm" svg:y="39.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729cm" svg:y="39.772cm">
          <draw:text-box>
            <text:p/>
          </draw:text-box>
        </draw:frame>
        <draw:frame draw:style-name="gr5" draw:text-style-name="P3" draw:layer="layout" svg:width="1.871cm" svg:height="0.9cm" svg:x="17.601cm" svg:y="39.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1.93cm" svg:y="39.239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10" draw:id="id10" draw:layer="layout" svg:width="4.028cm" svg:height="2.477cm" svg:x="13.172cm" svg:y="50.3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11.03cm" svg:x1="15.186cm" svg:y1="52.8cm" svg:x2="20.415cm" svg:y2="39.2cm" draw:start-shape="id10" draw:start-glue-point="6" draw:end-shape="id11" draw:end-glue-point="4" svg:d="M15186 52800v501h-8415v-14602h13644v501">
          <text:p/>
        </draw:connector>
        <draw:connector draw:style-name="gr4" draw:text-style-name="P1" draw:layer="layout" svg:x1="22.429cm" svg:y1="40.44cm" svg:x2="24.15cm" svg:y2="52.2cm" draw:start-shape="id11" draw:start-glue-point="7" draw:end-shape="id12" svg:d="M22429 40440h1721v11760">
          <text:p/>
        </draw:connector>
        <draw:connector draw:style-name="gr4" draw:text-style-name="P1" draw:layer="layout" svg:x1="11.4cm" svg:y1="47.3cm" svg:x2="15.186cm" svg:y2="50.323cm" draw:start-shape="id13" draw:start-glue-point="6" draw:end-shape="id10" draw:end-glue-point="4" svg:d="M11400 47300v1511h3786v1512">
          <text:p/>
        </draw:connector>
        <draw:connector draw:style-name="gr4" draw:text-style-name="P1" draw:layer="layout" svg:x1="20.415cm" svg:y1="38.377cm" svg:x2="20.415cm" svg:y2="39.2cm" draw:end-shape="id11" draw:end-glue-point="4" svg:d="M20415 38377v823">
          <text:p/>
        </draw:connector>
        <draw:custom-shape draw:style-name="gr1" draw:text-style-name="P2" xml:id="id14" draw:id="id14" draw:layer="layout" svg:width="4.028cm" svg:height="2.48cm" svg:x="14.622cm" svg:y="42cm">
          <text:p text:style-name="P1"><text:span text:style-name="T1">Если </text:span></text:p>
          <text:p text:style-name="P1"><text:span text:style-name="T1">a[i][j] &g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13.951cm" svg:y="42.37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18.351cm" svg:y="42.339cm">
          <draw:text-box>
            <text:p><text:span text:style-name="T1">нет</text:span></text:p>
            <text:p><text:span text:style-name="T1"/></text:p>
          </draw:text-box>
        </draw:frame>
        <draw:connector draw:style-name="gr4" draw:text-style-name="P1" draw:layer="layout" svg:x1="18.65cm" svg:y1="43.24cm" svg:x2="19.4cm" svg:y2="45.3cm" draw:start-shape="id14" draw:start-glue-point="7" draw:end-shape="id15" draw:end-glue-point="4" svg:d="M18650 43240h750v2060">
          <text:p/>
        </draw:connector>
        <draw:custom-shape draw:style-name="gr1" draw:text-style-name="P2" xml:id="id12" draw:id="id12" draw:layer="layout" svg:width="4.1cm" svg:height="2.48cm" svg:x="22.1cm" svg:y="52.2cm">
          <text:p text:style-name="P1"><text:span text:style-name="T1">Если </text:span></text:p>
          <text:p text:style-name="P1"><text:span text:style-name="T1">sum != 0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6.029cm" svg:y="52.57cm">
          <draw:text-box>
            <text:p><text:span text:style-name="T1">да</text:span></text:p>
          </draw:text-box>
        </draw:frame>
        <draw:frame draw:style-name="gr9" draw:text-style-name="P3" draw:layer="layout" svg:width="1.871cm" svg:height="1.361cm" svg:x="21.329cm" svg:y="52.6cm">
          <draw:text-box>
            <text:p><text:span text:style-name="T1">нет</text:span></text:p>
            <text:p><text:span text:style-name="T1"/></text:p>
          </draw:text-box>
        </draw:frame>
        <draw:connector draw:style-name="gr4" draw:text-style-name="P1" draw:layer="layout" svg:x1="14.622cm" svg:y1="43.24cm" svg:x2="11.4cm" svg:y2="44.823cm" draw:start-shape="id14" draw:start-glue-point="5" draw:end-shape="id13" draw:end-glue-point="4" svg:d="M14622 43240h-3222v1583">
          <text:p/>
        </draw:connector>
        <draw:custom-shape draw:style-name="gr1" draw:text-style-name="P4" xml:id="id13" draw:id="id13" draw:layer="layout" svg:width="6.4cm" svg:height="2.477cm" svg:x="8.2cm" svg:y="44.823cm">
          <text:p text:style-name="P4"><text:span text:style-name="T2">sum = sum + a[i][j]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2.1cm" svg:y1="53.44cm" svg:x2="20.786cm" svg:y2="55.023cm" draw:start-shape="id12" draw:start-glue-point="5" draw:end-shape="id9" draw:end-glue-point="4" svg:d="M22100 53440h-1314v1583">
          <text:p/>
        </draw:connector>
        <draw:connector draw:style-name="gr4" draw:text-style-name="P1" draw:layer="layout" svg:x1="26.2cm" svg:y1="53.44cm" svg:x2="30.378cm" svg:y2="58cm" draw:start-shape="id12" draw:start-glue-point="7" draw:end-shape="id16" draw:end-glue-point="4" svg:d="M26200 53440h4178v4560">
          <text:p/>
        </draw:connector>
        <draw:connector draw:style-name="gr4" draw:text-style-name="P1" draw:layer="layout" svg:x1="22.429cm" svg:y1="33.06cm" svg:x2="30.378cm" svg:y2="58cm" draw:start-shape="id8" draw:start-glue-point="7" draw:end-shape="id16" draw:end-glue-point="4" svg:d="M22429 33060h7949v24940">
          <text:p/>
        </draw:connector>
        <draw:connector draw:style-name="gr4" draw:text-style-name="P1" draw:layer="layout" draw:line-skew="0cm -0.351cm" svg:x1="18.401cm" svg:y1="33.06cm" svg:x2="20.415cm" svg:y2="39.2cm" draw:start-shape="id8" draw:start-glue-point="5" draw:end-shape="id11" draw:end-glue-point="4" svg:d="M18401 33060h-501v3340h2515v2800">
          <text:p/>
        </draw:connector>
        <draw:connector draw:style-name="gr4" draw:text-style-name="P1" draw:layer="layout" svg:x1="18.401cm" svg:y1="40.44cm" svg:x2="16.636cm" svg:y2="42cm" draw:start-shape="id11" draw:start-glue-point="5" draw:end-shape="id14" draw:end-glue-point="4" svg:d="M18401 40440h-1765v1560">
          <text:p/>
        </draw:connector>
        <draw:custom-shape draw:style-name="gr1" draw:text-style-name="P4" xml:id="id15" draw:id="id15" draw:layer="layout" svg:width="4cm" svg:height="2.477cm" svg:x="17.4cm" svg:y="45.3cm">
          <text:p text:style-name="P4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9.4cm" svg:y1="47.777cm" svg:x2="24.15cm" svg:y2="52.2cm" draw:start-shape="id15" draw:start-glue-point="6" draw:end-shape="id12" draw:end-glue-point="4" svg:d="M19400 47777v2212h4750v2211">
          <text:p/>
        </draw:connector>
        <draw:custom-shape draw:style-name="gr1" draw:text-style-name="P2" xml:id="id16" draw:id="id16" draw:layer="layout" svg:width="4.1cm" svg:height="2.48cm" svg:x="28.328cm" svg:y="58cm">
          <text:p text:style-name="P2"><text:span text:style-name="T1">Если </text:span></text:p>
          <text:p text:style-name="P2"><text:span text:style-name="T1">sum = 0</text:span></text:p>
          <text:p text:style-name="P2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7.6cm" svg:y="58.37cm">
          <draw:text-box>
            <text:p><text:span text:style-name="T1">да</text:span></text:p>
          </draw:text-box>
        </draw:frame>
        <draw:frame draw:style-name="gr9" draw:text-style-name="P3" draw:layer="layout" svg:width="1.871cm" svg:height="1.361cm" svg:x="32.1cm" svg:y="58.4cm">
          <draw:text-box>
            <text:p><text:span text:style-name="T1">нет</text:span></text:p>
            <text:p><text:span text:style-name="T1"/></text:p>
          </draw:text-box>
        </draw:frame>
        <draw:connector draw:style-name="gr4" draw:text-style-name="P1" draw:layer="layout" svg:x1="28.328cm" svg:y1="59.24cm" svg:x2="24.964cm" svg:y2="60.42cm" draw:start-shape="id16" draw:start-glue-point="5" draw:end-shape="id17" draw:end-glue-point="5" svg:d="M28328 59240h-3364v1180">
          <text:p/>
        </draw:connector>
        <draw:connector draw:style-name="gr4" draw:text-style-name="P1" draw:layer="layout" svg:x1="32.428cm" svg:y1="59.24cm" svg:x2="39.386cm" svg:y2="65.719cm" draw:start-shape="id16" draw:start-glue-point="7" draw:end-shape="id18" draw:end-glue-point="4" svg:d="M32428 59240h6958v6479">
          <text:p/>
        </draw:connector>
        <draw:custom-shape draw:style-name="gr1" draw:text-style-name="P1" xml:id="id17" draw:id="id17" draw:layer="layout" svg:width="9.127cm" svg:height="2.48cm" svg:x="20.4cm" svg:y="60.42cm">
          <text:p text:style-name="P1">Вывод:</text:p>
          <text:p text:style-name="P1">This matrix dont have </text:p>
          <text:p text:style-name="P1">line with &gt;0 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line-skew="-21.801cm" svg:x1="24.964cm" svg:y1="62.9cm" svg:x2="11.714cm" svg:y2="108.9cm" draw:start-shape="id17" draw:start-glue-point="8" draw:end-shape="id19" draw:end-glue-point="4" svg:d="M24964 62900v1200h-13250v44800">
          <text:p/>
        </draw:connector>
        <draw:custom-shape draw:style-name="gr1" draw:text-style-name="P2" xml:id="id18" draw:id="id18" draw:layer="layout" svg:width="4.028cm" svg:height="2.48cm" svg:x="37.372cm" svg:y="65.719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36.729cm" svg:y="65.899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41cm" svg:y="65.922cm">
          <draw:text-box>
            <text:p><text:span text:style-name="T1">нет</text:span></text:p>
          </draw:text-box>
        </draw:frame>
        <draw:custom-shape draw:style-name="gr1" draw:text-style-name="P4" xml:id="id20" draw:id="id20" draw:layer="layout" svg:width="4.028cm" svg:height="2.477cm" svg:x="37.472cm" svg:y="76.5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15.401cm -0.619cm" svg:x1="39.486cm" svg:y1="78.977cm" svg:x2="39.386cm" svg:y2="65.719cm" draw:start-shape="id20" draw:start-glue-point="6" draw:end-shape="id18" draw:end-glue-point="4" svg:d="M39486 78977v501h-18016v-14879h17916v1120">
          <text:p/>
        </draw:connector>
        <draw:custom-shape draw:style-name="gr1" draw:text-style-name="P2" xml:id="id22" draw:id="id22" draw:layer="layout" svg:width="4.028cm" svg:height="2.48cm" svg:x="34.851cm" svg:y="69.522cm">
          <text:p text:style-name="P2"><text:span text:style-name="T1">Если </text:span></text:p>
          <text:p text:style-name="P2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0.9cm" svg:x="34.051cm" svg:y="69.52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38.38cm" svg:y="69.561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21" draw:id="id21" draw:layer="layout" svg:width="4.028cm" svg:height="2.477cm" svg:x="30.093cm" svg:y="75.522cm">
          <text:p text:style-name="P4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1.971cm" svg:x1="32.107cm" svg:y1="77.999cm" svg:x2="36.865cm" svg:y2="69.522cm" draw:start-shape="id21" draw:start-glue-point="6" draw:end-shape="id22" draw:end-glue-point="4" svg:d="M32107 77999v501h-4486v-9479h9244v501">
          <text:p/>
        </draw:connector>
        <draw:connector draw:style-name="gr4" draw:text-style-name="P1" draw:layer="layout" svg:x1="32.107cm" svg:y1="74.676cm" svg:x2="32.107cm" svg:y2="75.522cm" draw:start-shape="id23" draw:start-glue-point="6" draw:end-shape="id21" draw:end-glue-point="4" svg:d="M32107 74676v846">
          <text:p/>
        </draw:connector>
        <draw:connector draw:style-name="gr4" draw:text-style-name="P1" draw:layer="layout" svg:x1="36.865cm" svg:y1="68.699cm" svg:x2="36.865cm" svg:y2="69.522cm" draw:end-shape="id22" draw:end-glue-point="4" svg:d="M36865 68699v823">
          <text:p/>
        </draw:connector>
        <draw:connector draw:style-name="gr4" draw:text-style-name="P1" draw:layer="layout" svg:x1="38.879cm" svg:y1="70.762cm" svg:x2="39.486cm" svg:y2="76.5cm" draw:start-shape="id22" draw:start-glue-point="7" draw:end-shape="id20" draw:end-glue-point="4" svg:d="M38879 70762h607v5738">
          <text:p/>
        </draw:connector>
        <draw:connector draw:style-name="gr4" draw:text-style-name="P1" draw:layer="layout" svg:x1="37.372cm" svg:y1="66.959cm" svg:x2="36.865cm" svg:y2="69.522cm" draw:start-shape="id18" draw:start-glue-point="5" draw:end-shape="id22" draw:end-glue-point="4" svg:d="M37372 66959h-507v2563">
          <text:p/>
        </draw:connector>
        <draw:connector draw:style-name="gr4" draw:text-style-name="P1" draw:layer="layout" svg:x1="34.851cm" svg:y1="70.762cm" svg:x2="32.107cm" svg:y2="72.199cm" draw:start-shape="id22" draw:start-glue-point="5" draw:end-shape="id23" draw:end-glue-point="4" svg:d="M34851 70762h-2744v1437">
          <text:p/>
        </draw:connector>
        <draw:custom-shape draw:style-name="gr1" draw:text-style-name="P4" xml:id="id23" draw:id="id23" draw:layer="layout" svg:width="4.028cm" svg:height="2.477cm" svg:x="30.093cm" svg:y="72.199cm">
          <text:p text:style-name="P4"><text:span text:style-name="T2">a[i][j] -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4.028cm" svg:height="2.48cm" svg:x="27.844cm" svg:y="83.621cm">
          <text:p text:style-name="P2"><text:span text:style-name="T1">Если </text:span></text:p>
          <text:p text:style-name="P2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27.201cm" svg:y="83.901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31.201cm" svg:y="84.093cm">
          <draw:text-box>
            <text:p><text:span text:style-name="T1">нет</text:span></text:p>
          </draw:text-box>
        </draw:frame>
        <draw:custom-shape draw:style-name="gr1" draw:text-style-name="P4" xml:id="id26" draw:id="id26" draw:layer="layout" svg:width="4.028cm" svg:height="2.477cm" svg:x="30.372cm" svg:y="97.422cm">
          <text:p text:style-name="P4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7.844cm" svg:y1="84.861cm" svg:x2="29.858cm" svg:y2="88.242cm" draw:start-shape="id24" draw:start-glue-point="5" draw:end-shape="id25" draw:end-glue-point="4" svg:d="M27844 84861h-501v2311h2515v1070">
          <text:p/>
        </draw:connector>
        <draw:connector draw:style-name="gr4" draw:text-style-name="P1" draw:layer="layout" draw:line-skew="0cm -7.199cm -1.019cm" svg:x1="32.386cm" svg:y1="99.899cm" svg:x2="29.858cm" svg:y2="83.621cm" draw:start-shape="id26" draw:start-glue-point="6" draw:end-shape="id24" draw:end-glue-point="4" svg:d="M32386 99899v501h-12242v-18299h9714v1520">
          <text:p/>
        </draw:connector>
        <draw:custom-shape draw:style-name="gr1" draw:text-style-name="P2" xml:id="id25" draw:id="id25" draw:layer="layout" svg:width="4.028cm" svg:height="2.48cm" svg:x="27.844cm" svg:y="88.242cm">
          <text:p text:style-name="P2"><text:span text:style-name="T1">Если </text:span></text:p>
          <text:p text:style-name="P2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27.101cm" svg:y="88.744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31.201cm" svg:y="88.714cm">
          <draw:text-box>
            <text:p><text:span text:style-name="T1">нет</text:span></text:p>
          </draw:text-box>
        </draw:frame>
        <draw:custom-shape draw:style-name="gr1" draw:text-style-name="P4" xml:id="id28" draw:id="id28" draw:layer="layout" svg:width="4.028cm" svg:height="2.477cm" svg:x="26.172cm" svg:y="93.945cm">
          <text:p text:style-name="P4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27.844cm" svg:y1="89.482cm" svg:x2="26.158cm" svg:y2="90.522cm" draw:start-shape="id25" draw:start-glue-point="5" draw:end-shape="id27" draw:end-glue-point="5" svg:d="M27844 89482h-1686v1040">
          <text:p/>
        </draw:connector>
        <draw:connector draw:style-name="gr4" draw:text-style-name="P1" draw:layer="layout" draw:line-skew="0cm -2.371cm" svg:x1="28.186cm" svg:y1="96.422cm" svg:x2="29.858cm" svg:y2="88.242cm" draw:start-shape="id28" draw:start-glue-point="6" draw:end-shape="id25" draw:end-glue-point="4" svg:d="M28186 96422v501h-4886v-9182h6558v501">
          <text:p/>
        </draw:connector>
        <draw:connector draw:style-name="gr4" draw:text-style-name="P1" draw:layer="layout" svg:x1="31.872cm" svg:y1="89.482cm" svg:x2="32.386cm" svg:y2="97.422cm" draw:start-shape="id25" draw:start-glue-point="7" draw:end-shape="id26" draw:end-glue-point="4" svg:d="M31872 89482h514v7940">
          <text:p/>
        </draw:connector>
        <draw:custom-shape draw:style-name="gr1" draw:text-style-name="P1" xml:id="id27" draw:id="id27" draw:layer="layout" svg:width="4.027cm" svg:height="2.48cm" svg:x="24.145cm" svg:y="90.522cm">
          <text:p text:style-name="P1">Вывод:</text:p>
          <text:p text:style-name="P1">a[i][j]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26.158cm" svg:y1="93.002cm" svg:x2="28.186cm" svg:y2="93.945cm" draw:start-shape="id27" draw:start-glue-point="8" draw:end-shape="id28" draw:end-glue-point="4" svg:d="M26158 93002v472h2028v471">
          <text:p/>
        </draw:connector>
        <draw:connector draw:style-name="gr4" draw:text-style-name="P1" draw:layer="layout" draw:line-skew="0cm 6.189cm" svg:x1="41.4cm" svg:y1="66.959cm" svg:x2="29.858cm" svg:y2="83.621cm" draw:start-shape="id18" draw:start-glue-point="7" draw:end-shape="id24" draw:end-glue-point="4" svg:d="M41400 66959h501v15141h-12043v1521">
          <text:p/>
        </draw:connector>
        <draw:connector draw:style-name="gr4" draw:text-style-name="P1" draw:layer="layout" draw:line-skew="3.027cm 5.299cm" svg:x1="31.872cm" svg:y1="84.861cm" svg:x2="11.714cm" svg:y2="108.9cm" draw:start-shape="id24" draw:start-glue-point="7" draw:end-shape="id19" draw:end-glue-point="4" svg:d="M31872 84861h3528v17939h-23686v6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5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28T13:53:52.77</dc:date>
    <meta:editing-duration>PT2H15M48S</meta:editing-duration>
    <meta:editing-cycles>13</meta:editing-cycles>
    <meta:generator>OpenOffice/4.1.1$Win32 OpenOffice.org_project/411m6$Build-9775</meta:generator>
    <meta:document-statistic meta:object-count="93"/>
  </office:meta>
</office:document-meta>
</file>